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road">
      <style:graphic-properties draw:textarea-horizontal-align="center" draw:textarea-vertical-align="middle"/>
    </style:style>
    <style:style style:name="gr2" style:family="graphic" style:parent-style-name="obs">
      <style:graphic-properties draw:textarea-horizontal-align="justify" draw:textarea-vertical-align="middle" draw:auto-grow-height="false"/>
    </style:style>
    <style:style style:name="gr3" style:family="graphic" style:parent-style-name="real_5f_traj">
      <style:graphic-properties draw:textarea-horizontal-align="center" draw:textarea-vertical-align="middle"/>
    </style:style>
    <style:style style:name="gr4" style:family="graphic" style:parent-style-name="rec_5f_traj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6cm" svg:y1="-1.27cm" svg:x2="1.857cm" svg:y2="10.796cm">
          <text:p/>
        </draw:line>
        <draw:line draw:style-name="gr1" draw:text-style-name="P1" draw:layer="layout" svg:x1="6.657cm" svg:y1="-1.27cm" svg:x2="6.658cm" svg:y2="10.796cm">
          <text:p/>
        </draw:line>
        <draw:line draw:style-name="gr1" draw:text-style-name="P1" draw:layer="layout" svg:x1="11.197cm" svg:y1="3.021cm" svg:x2="-2.138cm" svg:y2="3.021cm">
          <text:p/>
        </draw:line>
        <draw:line draw:style-name="gr1" draw:text-style-name="P1" draw:layer="layout" svg:x1="11.198cm" svg:y1="7.521cm" svg:x2="-2.137cm" svg:y2="7.521cm">
          <text:p/>
        </draw:line>
        <draw:custom-shape draw:style-name="gr2" draw:text-style-name="P1" draw:layer="layout" svg:width="0.635cm" svg:height="0.635cm" svg:x="1.849cm" svg:y="8.8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0.635cm" svg:x="0.85cm" svg:y="3.7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0.635cm" svg:x="2.351cm" svg:y="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0.635cm" svg:x="1.052cm" svg:y="0.0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005cm" svg:y1="10.795cm" svg:x2="2.005cm" svg:y2="-1.27cm">
          <text:p/>
        </draw:line>
        <draw:polyline draw:style-name="gr4" draw:text-style-name="P1" draw:layer="layout" svg:width="12.199cm" svg:height="4.999cm" draw:transform="rotate (1.5707963267946) translate (1.60000000000303cm 11.0000000000002cm)" svg:viewBox="0 0 12200 5000" draw:points="0,3400 8000,3400 8000,8200 3400,8200 3400,3200 12200,3200">
          <text:p/>
        </draw:polyline>
        <draw:frame draw:style-name="gr5" draw:layer="layout" svg:width="1.404cm" svg:height="0.962cm" svg:x="2.7cm" svg:y="8.7cm">
          <draw:text-box>
            <text:p>t=1</text:p>
          </draw:text-box>
        </draw:frame>
        <draw:frame draw:style-name="gr5" draw:layer="layout" svg:width="1.404cm" svg:height="0.962cm" svg:x="-0.1cm" svg:y="3.1cm">
          <draw:text-box>
            <text:p>t=2</text:p>
          </draw:text-box>
        </draw:frame>
        <draw:frame draw:style-name="gr5" draw:layer="layout" svg:width="1.404cm" svg:height="0.962cm" svg:x="3.1cm" svg:y="4.5cm">
          <draw:text-box>
            <text:p>t=3</text:p>
          </draw:text-box>
        </draw:frame>
        <draw:frame draw:style-name="gr5" draw:layer="layout" svg:width="1.404cm" svg:height="0.962cm" svg:x="2.3cm" svg:y="0cm">
          <draw:text-box>
            <text:p>t=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5cm" svg:stroke-color="#cccccc" draw:marker-start-width="1.05cm" draw:marker-end-width="1.05cm" draw:fill-gradient-name="Gradient_20_7" draw:fill-hatch-name="Hatch_20_1" draw:fill-image-name="Bitmape_20_1"/>
    </style:style>
    <style:style style:name="obs" style:family="graphic" style:parent-style-name="standard">
      <style:graphic-properties draw:stroke="solid" draw:stroke-dash="Dash_20_2" draw:fill-color="#4c4c4c" draw:fill-gradient-name="Gradient_20_7" draw:fill-hatch-name="Hatch_20_1" draw:fill-image-name="Bitmape_20_1" draw:opacity="60%" draw:fill-image-width="0cm" draw:fill-image-height="0cm" draw:shadow-opacity="60%"/>
    </style:style>
    <style:style style:name="real_5f_traj" style:display-name="real_traj" style:family="graphic" style:parent-style-name="standard">
      <style:graphic-properties draw:stroke="dash" draw:stroke-dash="_32__20_Dots_20_1_20_Dash" svg:stroke-width="0.1cm" draw:marker-start-width="0.45cm" draw:marker-end-width="0.45cm" draw:fill-gradient-name="Gradient_20_7" draw:fill-hatch-name="Hatch_20_1" draw:fill-image-name="Bitmape_20_1"/>
    </style:style>
    <style:style style:name="rec_5f_traj" style:display-name="rec_traj" style:family="graphic">
      <style:graphic-properties draw:stroke="solid" draw:stroke-dash="Fine_20_Dashed" svg:stroke-width="0.1cm" draw:marker-start-width="0.35cm" draw:marker-end-width="0.35cm"/>
    </style:style>
    <style:style style:name="projection" style:family="graphic" style:parent-style-name="text">
      <style:graphic-properties draw:stroke="solid" draw:stroke-dash="Dash_20_2" draw:fill="hatch" draw:fill-color="#ffffff" draw:fill-gradient-name="Gradient_20_8" draw:fill-hatch-name="Black_20_-45_20_Degrees" draw:fill-hatch-solid="true" draw:fill-image-name="Bitmape_20_1" draw:fill-image-width="0cm" draw:fill-image-height="0cm"/>
    </style:style>
    <style:style style:name="inactive_5f_obs" style:display-name="inactive_obs" style:family="graphic" style:parent-style-name="obs">
      <style:graphic-properties draw:fill="hatch" draw:fill-color="#ffffff" draw:fill-hatch-name="Black_20_45_20_Degrees_20_Wide" draw:fill-hatch-solid="tru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08T22:49:21</meta:creation-date>
    <meta:generator>OpenOffice.org/3.2$Unix OpenOffice.org_project/320m19$Build-9505</meta:generator>
    <dc:date>2011-09-09T00:47:43</dc:date>
    <meta:editing-duration>PT00H56M34S</meta:editing-duration>
    <meta:editing-cycles>18</meta:editing-cycles>
    <meta:document-statistic meta:object-count="14"/>
  </office:meta>
</office:document-meta>
</file>